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style:font-name="Trebuchet MS" style:text-underline-style="none" fo:font-weight="normal" officeooo:rsid="001b1d0e" officeooo:paragraph-rsid="001b1d0e" style:font-weight-asian="normal" style:font-weight-complex="normal"/>
    </style:style>
    <style:style style:name="P2" style:family="paragraph" style:parent-style-name="Standard">
      <style:paragraph-properties fo:line-height="100%" fo:text-align="justify" style:justify-single-word="false"/>
      <style:text-properties style:font-name="Trebuchet MS" officeooo:rsid="00146fe4" officeooo:paragraph-rsid="00146fe4"/>
    </style:style>
    <style:style style:name="P3" style:family="paragraph" style:parent-style-name="Standard">
      <style:paragraph-properties fo:line-height="100%" fo:text-align="justify" style:justify-single-word="false"/>
      <style:text-properties style:font-name="Trebuchet MS" officeooo:rsid="00146fe4" officeooo:paragraph-rsid="00190b7b"/>
    </style:style>
    <style:style style:name="P4" style:family="paragraph" style:parent-style-name="Standard">
      <style:paragraph-properties fo:line-height="100%" fo:text-align="center" style:justify-single-word="false"/>
      <style:text-properties style:font-name="Trebuchet MS" officeooo:rsid="00146fe4" officeooo:paragraph-rsid="00146fe4"/>
    </style:style>
    <style:style style:name="P5" style:family="paragraph" style:parent-style-name="Standard">
      <style:paragraph-properties fo:line-height="100%" fo:text-align="justify" style:justify-single-word="false"/>
      <style:text-properties style:font-name="Trebuchet MS" fo:font-size="14pt" style:text-underline-style="solid" style:text-underline-width="auto" style:text-underline-color="font-color" fo:font-weight="bold" officeooo:rsid="00146fe4" officeooo:paragraph-rsid="00146fe4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00%" fo:text-align="justify" style:justify-single-word="false"/>
      <style:text-properties style:font-name="Trebuchet MS" fo:font-size="14pt" style:text-underline-style="solid" style:text-underline-width="auto" style:text-underline-color="font-color" fo:font-weight="bold" officeooo:rsid="001b1d0e" officeooo:paragraph-rsid="001b1d0e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Trebuchet MS"/>
    </style:style>
    <style:style style:name="P8" style:family="paragraph" style:parent-style-name="Text_20_body">
      <style:paragraph-properties fo:line-height="100%" fo:text-align="center" style:justify-single-word="false"/>
      <style:text-properties style:font-name="Trebuchet MS" fo:font-size="18pt" style:text-underline-style="solid" style:text-underline-width="auto" style:text-underline-color="font-color" fo:font-weight="bold" officeooo:rsid="00146fe4" style:font-size-asian="18pt" style:font-weight-asian="bold" style:font-size-complex="18pt" style:font-weight-complex="bold"/>
    </style:style>
    <style:style style:name="P9" style:family="paragraph" style:parent-style-name="Text_20_body">
      <style:paragraph-properties fo:line-height="100%" fo:text-align="center" style:justify-single-word="false"/>
      <style:text-properties style:font-name="Trebuchet MS" fo:font-size="18pt" style:text-underline-style="solid" style:text-underline-width="auto" style:text-underline-color="font-color" fo:font-weight="bold" officeooo:rsid="00146fe4" officeooo:paragraph-rsid="00146fe4" style:font-size-asian="18pt" style:font-weight-asian="bold" style:font-size-complex="18pt" style:font-weight-complex="bold"/>
    </style:style>
    <style:style style:name="P10" style:family="paragraph" style:parent-style-name="Text_20_body">
      <style:paragraph-properties fo:line-height="100%" fo:text-align="center" style:justify-single-word="false"/>
      <style:text-properties style:font-name="Trebuchet MS" officeooo:rsid="001512fc" officeooo:paragraph-rsid="00172ca4"/>
    </style:style>
    <style:style style:name="P11" style:family="paragraph" style:parent-style-name="Text_20_body">
      <style:paragraph-properties fo:line-height="100%" fo:text-align="center" style:justify-single-word="false"/>
      <style:text-properties style:font-name="Trebuchet MS"/>
    </style:style>
    <style:style style:name="P12" style:family="paragraph" style:parent-style-name="Standard">
      <style:paragraph-properties fo:line-height="100%" fo:text-align="justify" style:justify-single-word="false"/>
      <style:text-properties style:font-name="Trebuchet MS" style:text-underline-style="none" fo:font-weight="normal" officeooo:rsid="001fbba0" officeooo:paragraph-rsid="001fbba0" style:font-weight-asian="normal" style:font-weight-complex="normal"/>
    </style:style>
    <style:style style:name="P13" style:family="paragraph" style:parent-style-name="Standard">
      <style:paragraph-properties fo:line-height="100%" fo:text-align="justify" style:justify-single-word="false"/>
      <style:text-properties style:font-name="Trebuchet MS" style:text-underline-style="none" fo:font-weight="normal" officeooo:rsid="001fbba0" officeooo:paragraph-rsid="0029b48c" style:font-weight-asian="normal" style:font-weight-complex="normal"/>
    </style:style>
    <style:style style:name="P14" style:family="paragraph" style:parent-style-name="Standard">
      <style:paragraph-properties fo:line-height="100%" fo:text-align="justify" style:justify-single-word="false"/>
      <style:text-properties style:font-name="Trebuchet MS" style:text-underline-style="none" fo:font-weight="normal" officeooo:rsid="0022eae2" officeooo:paragraph-rsid="0022eae2" style:font-weight-asian="normal" style:font-weight-complex="normal"/>
    </style:style>
    <style:style style:name="P15" style:family="paragraph" style:parent-style-name="Standard">
      <style:paragraph-properties fo:line-height="100%" fo:text-align="justify" style:justify-single-word="false"/>
      <style:text-properties style:font-name="Trebuchet MS" style:text-underline-style="none" fo:font-weight="normal" officeooo:rsid="0022eae2" officeooo:paragraph-rsid="00238258" style:font-weight-asian="normal" style:font-weight-complex="normal"/>
    </style:style>
    <style:style style:name="P16" style:family="paragraph" style:parent-style-name="Standard">
      <style:paragraph-properties fo:line-height="100%" fo:text-align="justify" style:justify-single-word="false"/>
      <style:text-properties style:font-name="Trebuchet MS" fo:font-size="14pt" style:text-underline-style="solid" style:text-underline-width="auto" style:text-underline-color="font-color" fo:font-weight="bold" officeooo:rsid="001fbba0" officeooo:paragraph-rsid="001fbba0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Trebuchet MS"/>
    </style:style>
    <style:style style:name="T1" style:family="text">
      <style:text-properties officeooo:rsid="00190b7b"/>
    </style:style>
    <style:style style:name="T2" style:family="text">
      <style:text-properties officeooo:rsid="001b1d0e"/>
    </style:style>
    <style:style style:name="T3" style:family="text">
      <style:text-properties officeooo:rsid="001c12ee"/>
    </style:style>
    <style:style style:name="T4" style:family="text">
      <style:text-properties officeooo:rsid="001c4f26"/>
    </style:style>
    <style:style style:name="T5" style:family="text">
      <style:text-properties officeooo:rsid="001db05d"/>
    </style:style>
    <style:style style:name="T6" style:family="text">
      <style:text-properties officeooo:rsid="001e2444"/>
    </style:style>
    <style:style style:name="T7" style:family="text">
      <style:text-properties fo:color="#0000ff" officeooo:rsid="001e2444"/>
    </style:style>
    <style:style style:name="T8" style:family="text">
      <style:text-properties officeooo:rsid="001f4386"/>
    </style:style>
    <style:style style:name="T9" style:family="text">
      <style:text-properties officeooo:rsid="0020b84c"/>
    </style:style>
    <style:style style:name="T10" style:family="text">
      <style:text-properties officeooo:rsid="0021fffa"/>
    </style:style>
    <style:style style:name="T11" style:family="text">
      <style:text-properties officeooo:rsid="00238258"/>
    </style:style>
    <style:style style:name="T12" style:family="text">
      <style:text-properties officeooo:rsid="0023cb82"/>
    </style:style>
    <style:style style:name="T13" style:family="text">
      <style:text-properties officeooo:rsid="0024a3b3"/>
    </style:style>
    <style:style style:name="T14" style:family="text">
      <style:text-properties officeooo:rsid="00260095"/>
    </style:style>
    <style:style style:name="T15" style:family="text">
      <style:text-properties officeooo:rsid="00266d1a"/>
    </style:style>
    <style:style style:name="T16" style:family="text">
      <style:text-properties officeooo:rsid="00277a53"/>
    </style:style>
    <style:style style:name="T17" style:family="text">
      <style:text-properties officeooo:rsid="0029b48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Amédée Fleau - Clément Heresaz - Guillaume Chaput - Lucas Albarede -Loïc Chevalier</text:p>
      <text:p text:style-name="P11"/>
      <text:p text:style-name="P9">Projet d'éditeur de liens au format ELF</text:p>
      <text:p text:style-name="P8">Journal de bord </text:p>
      <text:p text:style-name="P4"/>
      <text:p text:style-name="P4"/>
      <text:p text:style-name="P5">Lundi 4 Janvier 2016 </text:p>
      <text:p text:style-name="P2"><text:tab/>Recherche documentaire </text:p>
      <text:p text:style-name="P2"/>
      <text:p text:style-name="P2">Afin de mieux appréhender le projet, nous avons regardé les ressources techniques fournies et d'autres ressources glanées </text:p>
      <text:p text:style-name="P2">sur Internet. </text:p>
      <text:p text:style-name="P2"/>
      <text:p text:style-name="P5"><text:span text:style-name="T2">MARDI</text:span> 5 <text:span text:style-name="T2">JANVIER</text:span> </text:p>
      <text:p text:style-name="P2"><text:tab/>Programmation de la Phase 1 du Projet </text:p>
      <text:p text:style-name="P2"/>
      <text:p text:style-name="P2">On démarre la programmation du projet + de la recherche documentaires (2 groupes distincts) </text:p>
      <text:p text:style-name="P2">L'étape 1 est fini. Cependant, il y a eu un ajustement suite aux contraintes imposées dans le projet ( se limiter aux ELF 32 bits). </text:p>
      <text:p text:style-name="P2"/>
      <text:p text:style-name="P6">MERCREDI 6 JANVIER</text:p>
      <text:p text:style-name="P3"><text:tab/><text:span text:style-name="T1">Se</text:span>conde version de l'étape 1, programation de l'étape 2. </text:p>
      <text:p text:style-name="P2"/>
      <text:p text:style-name="P2">Afin d'être plus simple <text:span text:style-name="T1">et efficace</text:span>, une seconde version de l'étape 1 a été réalisée. Tout d'abord sans utiliser le fichier elf.<text:span text:style-name="T3">h et ses fonctions, avant de réintégrer</text:span> <text:span text:style-name="T3">ce</text:span> fichier. En parallèle, l'étape 2 commence à être programmée (2 groupes distincts). </text:p>
      <text:p text:style-name="P2"/>
      <text:p text:style-name="P2">Reprise par la suite de la 2ème version pour continuer à programmer la 2ème étape. </text:p>
      <text:p text:style-name="P2">On rencontre un problème lors de la finalisation du code : le tableau est bien affiché et bien indenté -4-, cependant la section </text:p>
      <text:p text:style-name="P2">7 .rel.debug_info rencontre des problèmes d'information sur les colonnes adresse, décalage et Fanions (Flags). Il est donc à finaliser. <text:span text:style-name="T7">(INFORMATIONS?)</text:span></text:p>
      <text:p text:style-name="P2">On peut voir également que le texte n'est pas présent sur les Fanions et les types.</text:p>
      <text:p text:style-name="P2"/>
      <text:p text:style-name="P6">JEUDI 7 JANVIER</text:p>
      <text:p text:style-name="P7"/>
      <text:p text:style-name="P7"><text:tab/>Finition de 2ème étape et programmation de la 3ème, 4ème et 5ème étape </text:p>
      <text:p text:style-name="P7"/>
      <text:p text:style-name="P7">Il y a eu 2 travaux en parallèle : <text:s/>Dans un premier temps, pendant la matinée, un premier travail consistait à <text:span text:style-name="T6">achever</text:span> l<text:span text:style-name="T8">e travail de </text:span>mise en forme du résultat de la phase 2 afin d'avoir le même affichage qu'avec l'outil "readelf -S". </text:p>
      <text:p text:style-name="P7"/>
      <text:p text:style-name="P7">Dans un deuxième temps, le deuxième travail consistait à continuer la phase 1 par la 3ème étape puis la 4ème étape <text:span text:style-name="T5">en les affichant de la même façon, mise en forme comprise, que la fonction readelf le fait.</text:span></text:p>
      <text:p text:style-name="P7"/>
      <text:p text:style-name="P7">-- Note : Lors de la réalisation de la 4ème étape, le premier groupe a <text:span text:style-name="T6">rencontré</text:span> un <text:soft-page-break/>problème : il est imposible d'intégrer <text:span text:style-name="T4">t</text:span>out<text:span text:style-name="T4">es</text:span> les chaines de caractères <text:span text:style-name="T4">afichées</text:span> par la fonction readelf car, <text:span text:style-name="T4">il semblerait que</text:span> la documentation ne <text:span text:style-name="T4">liste</text:span> pas toutes les options de fichier que propose <text:span text:style-name="T4">la</text:span> fonction <text:span text:style-name="T4">readelf</text:span>.</text:p>
      <text:p text:style-name="P7"/>
      <text:p text:style-name="P7"><text:tab/><text:span text:style-name="T11">Fin de l'étape 4 et poursuite de la programmation de l'étape 5 à deux groupes.</text:span></text:p>
      <text:p text:style-name="P7"/>
      <text:p text:style-name="P14">-- Note : Dans l'étape 3, le sujet précise "la section choisie pourra être désignée par son numéro ou par son nom." Nous le faisons uniquement à partir de son numéro.</text:p>
      <text:p text:style-name="P14"></text:p>
      <text:p text:style-name="P15">-- Note : Réorganisation des étapes du projet en modules (.h) et non sur un fichier unique, Ajout d'un Lisez-moi et d'un Makefile. <text:s text:c="3"/></text:p>
      <text:p text:style-name="P14"/>
      <text:p text:style-name="P1"/>
      <text:p text:style-name="P16">Vendredi 8 Janvier</text:p>
      <text:p text:style-name="P12"/>
      <text:p text:style-name="P12"><text:tab/>Finition de l'étape 5</text:p>
      <text:p text:style-name="P12"></text:p>
      <text:p text:style-name="P12"><text:span text:style-name="T12">A</text:span>près plusieurs heures de travail, la partie 5 est terminé<text:span text:style-name="T16">e</text:span>. La principale difficulté <text:span text:style-name="T13">nécessita pour la résoudre que nous </text:span>compre<text:span text:style-name="T14">nions</text:span> comment récupérer les données <text:span text:style-name="T15">afin d'obtenir</text:span> le même affichage que la fonction readelf. </text:p>
      <text:p text:style-name="P12"></text:p>
      <text:p text:style-name="P13">Dans un deuxième temps, un 2ème groupe, <text:span text:style-name="T10">s'est appliqué à mettre</text:span> en forme le <text:span text:style-name="T9">programme</text:span> afin de le rendre compatible avec des fichiers "Big endian". Ce<text:span text:style-name="T9">tte partie du travail</text:span> n'est pas encore <text:span text:style-name="T9">achevée au soir du vendredi</text:span> car ce travail s'est fait en parallèle avec le 1er groupe.</text:p>
      <text:p text:style-name="P13"/>
      <text:p text:style-name="P13"><text:span text:style-name="T17">Préparation de la phase 2 et de l'implémentation des options (par exemple « -x », « -s » ou « -r »)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evallo </meta:initial-creator>
    <meta:creation-date>2016-01-07T15:00:28.686857596</meta:creation-date>
    <dc:date>2016-01-11T09:40:53.255310953</dc:date>
    <dc:creator>chevallo </dc:creator>
    <meta:editing-duration>PT33M47S</meta:editing-duration>
    <meta:editing-cycles>36</meta:editing-cycles>
    <meta:generator>LibreOffice/4.2.8.2$Linux_X86_64 LibreOffice_project/420m0$Build-2</meta:generator>
    <meta:document-statistic meta:table-count="0" meta:image-count="0" meta:object-count="0" meta:page-count="2" meta:paragraph-count="34" meta:word-count="552" meta:character-count="3228" meta:non-whitespace-character-count="2671"/>
  </office:meta>
</office:document-meta>
</file>